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4-03-1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3-10-16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3-03-16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2-10-1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2-03-1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1-10-21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1-03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20-10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04" calcext:value-type="float">
            <text:p>6.1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74933333333" calcext:value-type="float">
            <text:p>6.164749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779733333333" calcext:value-type="float">
            <text:p>6.167797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105955555556" calcext:value-type="float">
            <text:p>5.881059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53057142857" calcext:value-type="float">
            <text:p>5.823530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25342857143" calcext:value-type="float">
            <text:p>5.7832534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157688888889" calcext:value-type="float">
            <text:p>5.871576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60993103448" calcext:value-type="float">
            <text:p>6.0756099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248" calcext:value-type="float">
            <text:p>6.30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39779310345" calcext:value-type="float">
            <text:p>6.38839779310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948355555556" calcext:value-type="float">
            <text:p>6.479483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98468965517" calcext:value-type="float">
            <text:p>6.590984689655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45935483871" calcext:value-type="float">
            <text:p>7.153459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19464" calcext:value-type="float">
            <text:p>7.24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431509677419" calcext:value-type="float">
            <text:p>7.31431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7752" calcext:value-type="float">
            <text:p>7.37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10704516129" calcext:value-type="float">
            <text:p>7.311070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53548387097" calcext:value-type="float">
            <text:p>7.295535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61752" calcext:value-type="float">
            <text:p>7.39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650683870968" calcext:value-type="float">
            <text:p>7.496506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0544" calcext:value-type="float">
            <text:p>7.59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59685714286" calcext:value-type="float">
            <text:p>7.71459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09574193548" calcext:value-type="float">
            <text:p>7.79609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10851612903" calcext:value-type="float">
            <text:p>8.1441085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3184" calcext:value-type="float">
            <text:p>8.2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9024516129" calcext:value-type="float">
            <text:p>8.2529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27216" calcext:value-type="float">
            <text:p>8.26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65729032258" calcext:value-type="float">
            <text:p>8.20865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771458064516" calcext:value-type="float">
            <text:p>8.187714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666" calcext:value-type="float">
            <text:p>8.122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73032258065" calcext:value-type="float">
            <text:p>8.10473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53456" calcext:value-type="float">
            <text:p>8.17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477058064516" calcext:value-type="float">
            <text:p>8.25477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800685714286" calcext:value-type="float">
            <text:p>8.328006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749445161291" calcext:value-type="float">
            <text:p>8.417494451612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014890322581" calcext:value-type="float">
            <text:p>8.59014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27792" calcext:value-type="float">
            <text:p>8.67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427819354839" calcext:value-type="float">
            <text:p>8.76427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6184" calcext:value-type="float">
            <text:p>8.80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90090322581" calcext:value-type="float">
            <text:p>8.510900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3564" calcext:value-type="float">
            <text:p>8.363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809625806452" calcext:value-type="float">
            <text:p>8.218096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4024" calcext:value-type="float">
            <text:p>8.223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70812903226" calcext:value-type="float">
            <text:p>8.2467081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917457142857" calcext:value-type="float">
            <text:p>8.309174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65695483871" calcext:value-type="float">
            <text:p>8.096569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2616" calcext:value-type="float">
            <text:p>8.13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403909677419" calcext:value-type="float">
            <text:p>8.154039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9768" calcext:value-type="float">
            <text:p>8.04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555496774194" calcext:value-type="float">
            <text:p>7.795554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98567741935" calcext:value-type="float">
            <text:p>7.5299856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9288" calcext:value-type="float">
            <text:p>7.405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04206451613" calcext:value-type="float">
            <text:p>7.342042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376" calcext:value-type="float">
            <text:p>7.32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11432258065" calcext:value-type="float">
            <text:p>7.367114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30896551724" calcext:value-type="float">
            <text:p>7.4513089655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81161290323" calcext:value-type="float">
            <text:p>7.51381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26787096774" calcext:value-type="float">
            <text:p>7.5632678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04648" calcext:value-type="float">
            <text:p>7.63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69509677419" calcext:value-type="float">
            <text:p>7.687695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3616" calcext:value-type="float">
            <text:p>7.66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26348387097" calcext:value-type="float">
            <text:p>7.40526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30256" calcext:value-type="float">
            <text:p>7.39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297883870968" calcext:value-type="float">
            <text:p>7.4629788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1132" calcext:value-type="float">
            <text:p>7.5351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493638709677" calcext:value-type="float">
            <text:p>7.61493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32171428571" calcext:value-type="float">
            <text:p>7.690321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05238709677" calcext:value-type="float">
            <text:p>7.781052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268877419355" calcext:value-type="float">
            <text:p>8.042688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17008" calcext:value-type="float">
            <text:p>8.12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66193548387" calcext:value-type="float">
            <text:p>8.19666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4012" calcext:value-type="float">
            <text:p>8.22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97729032258" calcext:value-type="float">
            <text:p>8.101977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814296774194" calcext:value-type="float">
            <text:p>7.9281429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9752" calcext:value-type="float">
            <text:p>7.82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11819354839" calcext:value-type="float">
            <text:p>7.865118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9216" calcext:value-type="float">
            <text:p>7.95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03174193549" calcext:value-type="float">
            <text:p>8.04603174193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652714285714" calcext:value-type="float">
            <text:p>8.136527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43690322581" calcext:value-type="float">
            <text:p>8.227436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217062068966" calcext:value-type="float">
            <text:p>8.5121706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5896" calcext:value-type="float">
            <text:p>8.5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4392" calcext:value-type="float">
            <text:p>8.7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339006896552" calcext:value-type="float">
            <text:p>8.783390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74148" calcext:value-type="float">
            <text:p>8.627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9254" calcext:value-type="float">
            <text:p>8.50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32220689655" calcext:value-type="float">
            <text:p>8.516322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876" calcext:value-type="float">
            <text:p>8.405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832027586207" calcext:value-type="float">
            <text:p>8.448320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8176" calcext:value-type="float">
            <text:p>8.522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124888888889" calcext:value-type="float">
            <text:p>8.5812488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7077" calcext:value-type="float">
            <text:p>8.6170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651638709677" calcext:value-type="float">
            <text:p>8.8265163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03888" calcext:value-type="float">
            <text:p>8.80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789" calcext:value-type="float">
            <text:p>8.979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157952" calcext:value-type="float">
            <text:p>9.071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284606896552" calcext:value-type="float">
            <text:p>9.00284606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907972413793" calcext:value-type="float">
            <text:p>8.849079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35214285714" calcext:value-type="float">
            <text:p>8.641352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50632" calcext:value-type="float">
            <text:p>8.40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139" calcext:value-type="float">
            <text:p>8.3511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163917241379" calcext:value-type="float">
            <text:p>8.411639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42044444444" calcext:value-type="float">
            <text:p>8.5004204444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75517241379" calcext:value-type="float">
            <text:p>8.577755172413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7632" calcext:value-type="float">
            <text:p>8.54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554763636364" calcext:value-type="float">
            <text:p>8.2955476363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981765517241" calcext:value-type="float">
            <text:p>8.70981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193114285714" calcext:value-type="float">
            <text:p>8.701931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657572413793" calcext:value-type="float">
            <text:p>8.6265757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8444" calcext:value-type="float">
            <text:p>8.330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925765517241" calcext:value-type="float">
            <text:p>8.0392576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23616" calcext:value-type="float">
            <text:p>7.92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90703448276" calcext:value-type="float">
            <text:p>7.9929070344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3768" calcext:value-type="float">
            <text:p>8.069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401155555556" calcext:value-type="float">
            <text:p>8.16401155555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9848" calcext:value-type="float">
            <text:p>8.23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41032258065" calcext:value-type="float">
            <text:p>8.211410322580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3116" calcext:value-type="float">
            <text:p>8.2843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464606451613" calcext:value-type="float">
            <text:p>8.364646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13904" calcext:value-type="float">
            <text:p>8.38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566709677419" calcext:value-type="float">
            <text:p>8.225667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779019354839" calcext:value-type="float">
            <text:p>7.90779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2136" calcext:value-type="float">
            <text:p>7.6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189135483871" calcext:value-type="float">
            <text:p>7.561891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46" calcext:value-type="float">
            <text:p>7.61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64129032258" calcext:value-type="float">
            <text:p>7.6996412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17771428571" calcext:value-type="float">
            <text:p>7.80817771428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2384516129" calcext:value-type="float">
            <text:p>7.89323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56103225806" calcext:value-type="float">
            <text:p>7.991561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86808" calcext:value-type="float">
            <text:p>8.08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90890322581" calcext:value-type="float">
            <text:p>8.1939089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54064" calcext:value-type="float">
            <text:p>8.25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67019354839" calcext:value-type="float">
            <text:p>8.0906701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275277419355" calcext:value-type="float">
            <text:p>7.792752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367866666667" calcext:value-type="float">
            <text:p>7.6736786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26616" calcext:value-type="float">
            <text:p>7.78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8544516129" calcext:value-type="float">
            <text:p>7.86885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38885714286" calcext:value-type="float">
            <text:p>7.955388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56384516129" calcext:value-type="float">
            <text:p>8.045638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09574193548" calcext:value-type="float">
            <text:p>8.1770957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828" calcext:value-type="float">
            <text:p>8.27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53264516129" calcext:value-type="float">
            <text:p>8.403532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26424" calcext:value-type="float">
            <text:p>8.49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306425806452" calcext:value-type="float">
            <text:p>8.3430642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363122580645" calcext:value-type="float">
            <text:p>8.2336312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692" calcext:value-type="float">
            <text:p>8.07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43664516129" calcext:value-type="float">
            <text:p>7.77436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6784" calcext:value-type="float">
            <text:p>7.63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89058064516" calcext:value-type="float">
            <text:p>7.6908905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257314285714" calcext:value-type="float">
            <text:p>7.742573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102916129032" calcext:value-type="float">
            <text:p>7.8410291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09927272727" calcext:value-type="float">
            <text:p>7.860099272727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440914285714" calcext:value-type="float">
            <text:p>7.95440914285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06347826087" calcext:value-type="float">
            <text:p>8.0606347826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612" calcext:value-type="float">
            <text:p>8.071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525028571429" calcext:value-type="float">
            <text:p>7.9352502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2016" calcext:value-type="float">
            <text:p>8.0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8968" calcext:value-type="float">
            <text:p>7.99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58" calcext:value-type="float">
            <text:p>7.68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608" calcext:value-type="float">
            <text:p>8.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116" calcext:value-type="float">
            <text:p>8.01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521" calcext:value-type="float">
            <text:p>4.5495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06" calcext:value-type="float">
            <text:p>5.05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916" calcext:value-type="float">
            <text:p>4.66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734" calcext:value-type="float">
            <text:p>4.34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412" calcext:value-type="float">
            <text:p>4.4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642" calcext:value-type="float">
            <text:p>4.374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6176" calcext:value-type="float">
            <text:p>4.63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5" calcext:value-type="float">
            <text:p>4.7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1152" calcext:value-type="float">
            <text:p>4.88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2544" calcext:value-type="float">
            <text:p>5.007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887" calcext:value-type="float">
            <text:p>4.4298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26352" calcext:value-type="float">
            <text:p>4.47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5872" calcext:value-type="float">
            <text:p>4.08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932" calcext:value-type="float">
            <text:p>4.02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2832" calcext:value-type="float">
            <text:p>3.56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713" calcext:value-type="float">
            <text:p>3.707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0876" calcext:value-type="float">
            <text:p>3.9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8131033345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3808" calcext:value-type="float">
            <text:p>4.0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61" meta:object-count="0"/>
    <meta:user-defined meta:name="AppVersion">3.0</meta:user-defined>
  </office:meta>
</office:document-meta>
</file>